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nux Libertine" svg:font-family="'Linux Libertine'" style:font-family-generic="roman" style:font-pitch="variable"/>
    <style:font-face style:name="Linux Biolinum" svg:font-family="'Linux Biolinum'" style:font-family-generic="swiss" style:font-pitch="variable"/>
    <style:font-face style:name="FreeSans" svg:font-family="FreeSans" style:font-family-generic="system" style:font-pitch="variable"/>
    <style:font-face style:name="Linux Biolinum1" svg:font-family="'Linux Biolinum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03763a" officeooo:paragraph-rsid="0003763a" style:font-size-asian="8.75pt" style:font-weight-asian="bold" style:font-size-complex="10pt" style:font-weight-complex="bold"/>
    </style:style>
    <style:style style:name="P2" style:family="paragraph" style:parent-style-name="Standard">
      <style:text-properties fo:font-size="10pt" style:text-underline-style="none" fo:font-weight="normal" officeooo:rsid="0003763a" officeooo:paragraph-rsid="0003763a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10pt" style:text-underline-style="none" fo:font-weight="normal" officeooo:rsid="0003763a" officeooo:paragraph-rsid="0009441b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0pt" style:text-underline-style="none" fo:font-weight="normal" officeooo:rsid="0004cd60" officeooo:paragraph-rsid="0004cd60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size="10pt" style:text-underline-style="none" fo:font-weight="normal" officeooo:rsid="0004cd60" officeooo:paragraph-rsid="0009441b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style:text-underline-style="none" fo:font-weight="normal" officeooo:rsid="000ca199" officeooo:paragraph-rsid="000ca199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text-position="0% 100%" fo:font-size="10pt" style:text-underline-style="none" fo:font-weight="bold" officeooo:rsid="000ae378" officeooo:paragraph-rsid="000ae378" style:font-size-asian="8.75pt" style:font-weight-asian="bold" style:font-size-complex="10pt" style:font-weight-complex="bold"/>
    </style:style>
    <style:style style:name="P8" style:family="paragraph" style:parent-style-name="Standard">
      <style:text-properties style:text-position="0% 100%" fo:font-size="10pt" style:text-underline-style="none" fo:font-weight="bold" officeooo:rsid="000bba4d" officeooo:paragraph-rsid="000ca199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10pt" style:text-underline-style="none" fo:font-weight="bold" officeooo:rsid="001e47b3" officeooo:paragraph-rsid="001e47b3" style:font-size-asian="8.75pt" style:font-weight-asian="bold" style:font-size-complex="10pt" style:font-weight-complex="bold"/>
    </style:style>
    <style:style style:name="P10" style:family="paragraph" style:parent-style-name="Standard">
      <style:text-properties style:text-position="0% 100%" fo:font-size="10pt" style:text-underline-style="none" fo:font-weight="normal" officeooo:rsid="000bba4d" officeooo:paragraph-rsid="000bba4d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0e8f32" officeooo:paragraph-rsid="000e8f32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13709" officeooo:paragraph-rsid="00113709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56459" officeooo:paragraph-rsid="00156459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71733" officeooo:paragraph-rsid="00171733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85923" officeooo:paragraph-rsid="00185923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9f02b" officeooo:paragraph-rsid="0019f02b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b65b3" officeooo:paragraph-rsid="001b65b3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text-position="0% 100%" fo:font-size="10pt" style:text-underline-style="none" fo:font-weight="normal" officeooo:rsid="0004cd60" officeooo:paragraph-rsid="0009441b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text-position="0% 100%" fo:font-size="10pt" style:text-underline-style="none" fo:font-weight="normal" officeooo:rsid="0004cd60" officeooo:paragraph-rsid="0004cd60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25a5dc" officeooo:paragraph-rsid="0025a5dc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3dabc" officeooo:paragraph-rsid="0013dab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text-position="0% 100%" fo:font-size="10pt" style:text-underline-style="solid" style:text-underline-width="auto" style:text-underline-color="font-color" fo:font-weight="bold" officeooo:rsid="000ae378" officeooo:paragraph-rsid="000ae378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position="0% 100%" fo:font-size="10pt" style:text-underline-style="solid" style:text-underline-width="auto" style:text-underline-color="font-color" fo:font-weight="bold" officeooo:rsid="000e8f32" officeooo:paragraph-rsid="000e8f32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position="0% 100%" fo:font-size="10pt" style:text-underline-style="solid" style:text-underline-width="auto" style:text-underline-color="font-color" fo:font-weight="bold" officeooo:rsid="001b65b3" officeooo:paragraph-rsid="001b65b3" style:font-size-asian="8.75pt" style:font-weight-asian="bold" style:font-size-complex="10pt" style:font-weight-complex="bold"/>
    </style:style>
    <style:style style:name="P25" style:family="paragraph" style:parent-style-name="Text_20_body">
      <style:paragraph-properties fo:line-height="100%" fo:text-align="start" style:justify-single-word="false"/>
      <style:text-properties fo:font-size="10pt" officeooo:paragraph-rsid="001e47b3" style:font-size-asian="10pt" style:font-size-complex="10pt"/>
    </style:style>
    <style:style style:name="P26" style:family="paragraph" style:parent-style-name="Text_20_body">
      <style:paragraph-properties fo:line-height="100%" fo:text-align="start" style:justify-single-word="false"/>
      <style:text-properties fo:font-size="10pt" officeooo:paragraph-rsid="002631bc" style:font-size-asian="10pt" style:font-size-complex="10pt"/>
    </style:style>
    <style:style style:name="P27" style:family="paragraph" style:parent-style-name="Text_20_body">
      <style:paragraph-properties fo:line-height="100%" fo:text-align="start" style:justify-single-word="false"/>
      <style:text-properties fo:font-size="10pt" officeooo:paragraph-rsid="003e2e30" style:font-size-asian="10pt" style:font-size-complex="10pt"/>
    </style:style>
    <style:style style:name="P28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019d4" officeooo:paragraph-rsid="003019d4" style:font-size-asian="10pt" style:font-size-complex="10pt"/>
    </style:style>
    <style:style style:name="P29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019d4" officeooo:paragraph-rsid="002e33ad" style:font-size-asian="10pt" style:font-size-complex="10pt"/>
    </style:style>
    <style:style style:name="P30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019d4" officeooo:paragraph-rsid="003937a5" style:font-size-asian="10pt" style:font-size-complex="10pt"/>
    </style:style>
    <style:style style:name="P31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17d66" officeooo:paragraph-rsid="00317d66" style:font-size-asian="10pt" style:font-size-complex="10pt"/>
    </style:style>
    <style:style style:name="P32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2fd0d" officeooo:paragraph-rsid="0032fd0d" style:font-size-asian="10pt" style:font-size-complex="10pt"/>
    </style:style>
    <style:style style:name="P33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367b5" officeooo:paragraph-rsid="003367b5" style:font-size-asian="10pt" style:font-size-complex="10pt"/>
    </style:style>
    <style:style style:name="P34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41cca" officeooo:paragraph-rsid="00341cca" style:font-size-asian="10pt" style:font-size-complex="10pt"/>
    </style:style>
    <style:style style:name="P35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783b1" officeooo:paragraph-rsid="003783b1" style:font-size-asian="10pt" style:font-size-complex="10pt"/>
    </style:style>
    <style:style style:name="P36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6f009" officeooo:paragraph-rsid="003937a5" style:font-size-asian="10pt" style:font-size-complex="10pt"/>
    </style:style>
    <style:style style:name="P37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3937a5" officeooo:paragraph-rsid="003937a5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3df179" officeooo:paragraph-rsid="003df179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line-height="100%" fo:text-align="start" style:justify-single-word="false"/>
      <style:text-properties style:text-position="0% 100%" fo:font-size="10pt" style:text-underline-style="none" fo:font-weight="normal" officeooo:rsid="002e33ad" officeooo:paragraph-rsid="002e33ad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line-height="100%" fo:text-align="start" style:justify-single-word="false"/>
      <style:text-properties style:text-position="0% 100%" fo:font-size="10pt" style:text-underline-style="none" fo:font-weight="normal" officeooo:rsid="003f79d3" officeooo:paragraph-rsid="00407166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44fd42" officeooo:paragraph-rsid="00460c8d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line-height="100%" fo:text-align="start" style:justify-single-word="false"/>
      <style:text-properties fo:font-size="10pt" officeooo:paragraph-rsid="002631bc" style:font-size-asian="10pt" style:font-size-complex="10pt"/>
    </style:style>
    <style:style style:name="P43" style:family="paragraph" style:parent-style-name="Text_20_body">
      <style:paragraph-properties fo:line-height="100%" fo:text-align="center" style:justify-single-word="false"/>
      <style:text-properties fo:font-size="10pt" style:text-underline-style="solid" style:text-underline-width="auto" style:text-underline-color="font-color" fo:font-weight="bold" officeooo:rsid="0044fd42" officeooo:paragraph-rsid="0044fd42" style:font-size-asian="10pt" style:font-weight-asian="bold" style:font-size-complex="10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4cd60"/>
    </style:style>
    <style:style style:name="T3" style:family="text">
      <style:text-properties style:text-position="sub 58%" officeooo:rsid="0006a8c0"/>
    </style:style>
    <style:style style:name="T4" style:family="text">
      <style:text-properties style:text-position="sub 58%" officeooo:rsid="0006a958"/>
    </style:style>
    <style:style style:name="T5" style:family="text">
      <style:text-properties style:text-position="sub 58%" officeooo:rsid="0007f998"/>
    </style:style>
    <style:style style:name="T6" style:family="text">
      <style:text-properties style:text-position="sub 58%" style:text-underline-style="solid" style:text-underline-width="auto" style:text-underline-color="font-color"/>
    </style:style>
    <style:style style:name="T7" style:family="text">
      <style:text-properties style:text-position="sub 58%" style:text-underline-style="solid" style:text-underline-width="auto" style:text-underline-color="font-color" officeooo:rsid="00460c8d"/>
    </style:style>
    <style:style style:name="T8" style:family="text">
      <style:text-properties style:text-position="sub 58%" officeooo:rsid="0012db72"/>
    </style:style>
    <style:style style:name="T9" style:family="text">
      <style:text-properties style:text-position="sub 58%" officeooo:rsid="00113709" style:font-size-asian="8.75pt"/>
    </style:style>
    <style:style style:name="T10" style:family="text">
      <style:text-properties style:text-position="sub 58%" officeooo:rsid="00171733"/>
    </style:style>
    <style:style style:name="T11" style:family="text">
      <style:text-properties style:text-position="sub 58%" style:text-underline-style="none" fo:font-weight="normal" officeooo:rsid="002ba9c9" style:font-weight-asian="normal" style:font-weight-complex="normal"/>
    </style:style>
    <style:style style:name="T12" style:family="text">
      <style:text-properties style:text-position="sub 58%" officeooo:rsid="00460c8d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04cd60"/>
    </style:style>
    <style:style style:name="T15" style:family="text">
      <style:text-properties style:text-position="0% 100%" officeooo:rsid="0006a8c0"/>
    </style:style>
    <style:style style:name="T16" style:family="text">
      <style:text-properties style:text-position="0% 100%" style:text-underline-style="solid" style:text-underline-width="auto" style:text-underline-color="font-color"/>
    </style:style>
    <style:style style:name="T17" style:family="text">
      <style:text-properties style:text-position="0% 100%" style:text-underline-style="solid" style:text-underline-width="auto" style:text-underline-color="font-color" officeooo:rsid="0006a8c0"/>
    </style:style>
    <style:style style:name="T18" style:family="text">
      <style:text-properties style:text-position="0% 100%" style:text-underline-style="solid" style:text-underline-width="auto" style:text-underline-color="font-color" officeooo:rsid="00460c8d"/>
    </style:style>
    <style:style style:name="T19" style:family="text">
      <style:text-properties style:text-position="0% 100%" officeooo:rsid="0006a958"/>
    </style:style>
    <style:style style:name="T20" style:family="text">
      <style:text-properties style:text-position="0% 100%" officeooo:rsid="0007f998"/>
    </style:style>
    <style:style style:name="T21" style:family="text">
      <style:text-properties style:text-position="0% 100%" officeooo:rsid="001b65b3"/>
    </style:style>
    <style:style style:name="T22" style:family="text">
      <style:text-properties style:text-position="0% 100%" style:text-underline-style="none" fo:font-weight="normal" officeooo:rsid="001e47b3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231b34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24b21e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2631bc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27d3e3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27e7df" style:font-weight-asian="normal" style:font-weight-complex="normal"/>
    </style:style>
    <style:style style:name="T28" style:family="text">
      <style:text-properties style:text-position="0% 100%" style:text-underline-style="none" fo:font-weight="normal" officeooo:rsid="0029e1e3" style:font-weight-asian="normal" style:font-weight-complex="normal"/>
    </style:style>
    <style:style style:name="T29" style:family="text">
      <style:text-properties style:text-position="0% 100%" style:text-underline-style="none" fo:font-weight="normal" officeooo:rsid="002ba9c9" style:font-weight-asian="normal" style:font-weight-complex="normal"/>
    </style:style>
    <style:style style:name="T30" style:family="text">
      <style:text-properties style:text-position="0% 100%" style:text-underline-style="none" fo:font-weight="normal" officeooo:rsid="002e33ad" style:font-weight-asian="normal" style:font-weight-complex="normal"/>
    </style:style>
    <style:style style:name="T31" style:family="text">
      <style:text-properties style:text-position="0% 100%" style:text-underline-style="none" fo:font-weight="normal" officeooo:rsid="003e2e30" style:font-weight-asian="normal" style:font-weight-complex="normal"/>
    </style:style>
    <style:style style:name="T32" style:family="text">
      <style:text-properties style:text-position="0% 100%" style:text-underline-style="none" fo:font-weight="normal" officeooo:rsid="003f3220" style:font-weight-asian="normal" style:font-weight-complex="normal"/>
    </style:style>
    <style:style style:name="T33" style:family="text">
      <style:text-properties style:text-position="0% 100%" style:text-underline-style="none" fo:font-weight="normal" officeooo:rsid="00480720" style:font-weight-asian="normal" style:font-weight-complex="normal"/>
    </style:style>
    <style:style style:name="T34" style:family="text">
      <style:text-properties style:text-position="0% 100%" style:text-underline-style="none" officeooo:rsid="001ea924"/>
    </style:style>
    <style:style style:name="T35" style:family="text">
      <style:text-properties style:text-position="0% 100%" style:text-underline-style="none" officeooo:rsid="002020da"/>
    </style:style>
    <style:style style:name="T36" style:family="text">
      <style:text-properties style:text-position="0% 100%" style:text-underline-style="none" officeooo:rsid="0021b19f"/>
    </style:style>
    <style:style style:name="T37" style:family="text">
      <style:text-properties style:text-position="0% 100%" style:text-underline-style="none" officeooo:rsid="0022a3ca"/>
    </style:style>
    <style:style style:name="T38" style:family="text">
      <style:text-properties style:text-position="0% 100%" style:text-underline-style="none" officeooo:rsid="0022fced"/>
    </style:style>
    <style:style style:name="T39" style:family="text">
      <style:text-properties style:text-position="0% 100%" style:text-underline-style="none" officeooo:rsid="00231b34"/>
    </style:style>
    <style:style style:name="T40" style:family="text">
      <style:text-properties style:text-position="0% 100%" style:text-underline-style="none" officeooo:rsid="0024b21e"/>
    </style:style>
    <style:style style:name="T41" style:family="text">
      <style:text-properties style:text-position="0% 100%" style:text-underline-style="none" fo:font-weight="bold" officeooo:rsid="0024b21e" style:font-weight-asian="bold" style:font-weight-complex="bold"/>
    </style:style>
    <style:style style:name="T42" style:family="text">
      <style:text-properties style:text-position="0% 100%" style:text-underline-style="none" fo:font-weight="bold" officeooo:rsid="002ba9c9" style:font-weight-asian="bold" style:font-weight-complex="bold"/>
    </style:style>
    <style:style style:name="T43" style:family="text">
      <style:text-properties style:text-position="0% 100%" officeooo:rsid="002ba9c9"/>
    </style:style>
    <style:style style:name="T44" style:family="text">
      <style:text-properties style:text-position="0% 100%" officeooo:rsid="00460c8d"/>
    </style:style>
    <style:style style:name="T45" style:family="text">
      <style:text-properties officeooo:rsid="0004cd60"/>
    </style:style>
    <style:style style:name="T46" style:family="text">
      <style:text-properties officeooo:rsid="0006a8c0"/>
    </style:style>
    <style:style style:name="T47" style:family="text">
      <style:text-properties style:text-position="super 58%"/>
    </style:style>
    <style:style style:name="T48" style:family="text">
      <style:text-properties style:text-position="super 58%" officeooo:rsid="0012db72"/>
    </style:style>
    <style:style style:name="T49" style:family="text">
      <style:text-properties style:text-position="super 58%" style:font-size-asian="8.75pt"/>
    </style:style>
    <style:style style:name="T50" style:family="text">
      <style:text-properties style:text-position="super 58%" officeooo:rsid="001b65b3"/>
    </style:style>
    <style:style style:name="T51" style:family="text">
      <style:text-properties style:text-position="super 58%" style:text-underline-style="none" officeooo:rsid="001ea924"/>
    </style:style>
    <style:style style:name="T52" style:family="text">
      <style:text-properties style:text-position="super 58%" style:text-underline-style="none" officeooo:rsid="00231b34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0ca199"/>
    </style:style>
    <style:style style:name="T55" style:family="text">
      <style:text-properties style:text-underline-style="solid" style:text-underline-width="auto" style:text-underline-color="font-color" officeooo:rsid="000e8f32"/>
    </style:style>
    <style:style style:name="T56" style:family="text">
      <style:text-properties style:text-underline-style="solid" style:text-underline-width="auto" style:text-underline-color="font-color" officeooo:rsid="001e47b3"/>
    </style:style>
    <style:style style:name="T57" style:family="text">
      <style:text-properties style:text-underline-style="solid" style:text-underline-width="auto" style:text-underline-color="font-color" officeooo:rsid="001c9087"/>
    </style:style>
    <style:style style:name="T58" style:family="text">
      <style:text-properties style:text-underline-style="solid" style:text-underline-width="auto" style:text-underline-color="font-color" officeooo:rsid="00231b34"/>
    </style:style>
    <style:style style:name="T59" style:family="text">
      <style:text-properties style:text-underline-style="solid" style:text-underline-width="auto" style:text-underline-color="font-color" fo:font-weight="bold" officeooo:rsid="00407166" style:font-weight-asian="bold" style:font-weight-complex="bold"/>
    </style:style>
    <style:style style:name="T60" style:family="text">
      <style:text-properties officeooo:rsid="0007f998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37db25" style:font-weight-asian="bold" style:font-weight-complex="bold"/>
    </style:style>
    <style:style style:name="T63" style:family="text">
      <style:text-properties fo:font-weight="bold" officeooo:rsid="00407166" style:font-weight-asian="bold" style:font-weight-complex="bold"/>
    </style:style>
    <style:style style:name="T64" style:family="text">
      <style:text-properties officeooo:rsid="000bba4d"/>
    </style:style>
    <style:style style:name="T65" style:family="text">
      <style:text-properties officeooo:rsid="000f8b8f"/>
    </style:style>
    <style:style style:name="T66" style:family="text">
      <style:text-properties officeooo:rsid="0012db72"/>
    </style:style>
    <style:style style:name="T67" style:family="text">
      <style:text-properties fo:font-size="12pt" officeooo:rsid="0012db72"/>
    </style:style>
    <style:style style:name="T68" style:family="text">
      <style:text-properties officeooo:rsid="0013dabc"/>
    </style:style>
    <style:style style:name="T69" style:family="text">
      <style:text-properties style:font-size-asian="8.75pt"/>
    </style:style>
    <style:style style:name="T70" style:family="text">
      <style:text-properties officeooo:rsid="00113709" style:font-size-asian="8.75pt"/>
    </style:style>
    <style:style style:name="T71" style:family="text">
      <style:text-properties officeooo:rsid="0019f02b"/>
    </style:style>
    <style:style style:name="T72" style:family="text">
      <style:text-properties officeooo:rsid="001b65b3"/>
    </style:style>
    <style:style style:name="T73" style:family="text">
      <style:text-properties officeooo:rsid="001c9087"/>
    </style:style>
    <style:style style:name="T74" style:family="text">
      <style:text-properties style:text-underline-style="none" officeooo:rsid="001e47b3"/>
    </style:style>
    <style:style style:name="T75" style:family="text">
      <style:text-properties style:text-underline-style="none" officeooo:rsid="001ea924"/>
    </style:style>
    <style:style style:name="T76" style:family="text">
      <style:text-properties officeooo:rsid="00231b34"/>
    </style:style>
    <style:style style:name="T77" style:family="text">
      <style:text-properties fo:font-weight="normal" officeooo:rsid="003937a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. &amp; Trans. Delay</text:p>
      <text:p text:style-name="P2">Hosts A→B connected by single link <text:s text:c="3"/><text:span text:style-name="T45">| <text:s/>if </text:span><text:span text:style-name="T46">(</text:span><text:span text:style-name="T45">Host→</text:span><text:span text:style-name="T46"> pack at t=0) | when(t=d</text:span><text:span text:style-name="T3">trans</text:span><text:span text:style-name="T15">){ endOfPack</text:span><text:span text:style-name="T14"> </text:span><text:span text:style-name="T15">= </text:span><text:span text:style-name="T17">(just leaving Host)}</text:span></text:p>
      <text:p text:style-name="P2">$R → rate(bps) of link from A→B <text:s text:c="8"/><text:span text:style-name="T45">| </text:span><text:span text:style-name="T46">if(d</text:span><text:span text:style-name="T3">prop</text:span><text:span text:style-name="T15">&gt;d</text:span><text:span text:style-name="T3">trans</text:span><text:span text:style-name="T15">) | when(t=d</text:span><text:span text:style-name="T3">trans</text:span><text:span text:style-name="T15">){ firstBitOfPack = (in link &amp; hasn’t reached </text:span><text:span text:style-name="T19">H</text:span><text:span text:style-name="T15">ost(B)</text:span></text:p>
      <text:p text:style-name="P2">$L → size of pack. Sent from A→B <text:s text:c="6"/><text:span text:style-name="T45">| </text:span><text:span text:style-name="T46">if(d</text:span><text:span text:style-name="T3">prop</text:span><text:span text:style-name="T15">&lt;d</text:span><text:span text:style-name="T3">trans</text:span><text:span text:style-name="T15">) | </text:span><text:span text:style-name="T19">when(t=d</text:span><text:span text:style-name="T4">trans</text:span><text:span text:style-name="T19">){ firstBitOfPack = (just reached Host(B)</text:span></text:p>
      <text:p text:style-name="P4">$m → meters<text:tab/><text:tab/><text:tab/> <text:s text:c="8"/>| <text:span text:style-name="T60">if(d</text:span><text:span text:style-name="T5">prop</text:span><text:span text:style-name="T20">=d</text:span><text:span text:style-name="T5">trans</text:span><text:span text:style-name="T20">) | $m = ($L/$R) * ($s)</text:span></text:p>
      <text:p text:style-name="P5">$s → prop. Speed along link ($m/sec) <text:s text:c="3"/>| <text:span text:style-name="T13">d</text:span><text:span text:style-name="T1">trans </text:span><text:span text:style-name="T13">= L/R seconds</text:span></text:p>
      <text:p text:style-name="P3">d<text:span text:style-name="T1">prop</text:span><text:span text:style-name="T13">=m/s </text:span><text:span text:style-name="T14">seconds<text:tab/><text:tab/> <text:s text:c="8"/>| d</text:span><text:span text:style-name="T2">end-to-end</text:span><text:span text:style-name="T14"> = (m/s + L/R) seconds</text:span></text:p>
      <text:p text:style-name="P18">---------------------------------------------------------------------------------------------------------------------------------------------------</text:p>
      <text:p text:style-name="P22">d<text:span text:style-name="T1">end-to-end </text:span><text:span text:style-name="T64">for packet </text:span>with multiple links and switches <text:span text:style-name="T64">with no queueing delays</text:span></text:p>
      <text:p text:style-name="P7">Let d<text:span text:style-name="T1">i</text:span>, s<text:span text:style-name="T1">i</text:span>, R<text:span text:style-name="T1">i</text:span> – length, prop speed, &amp; transmission rate of link-i for i=1,2,…,total links <text:span text:style-name="T64">| S</text:span>witch delays <text:span text:style-name="T64">=</text:span> d<text:span text:style-name="T1">proc</text:span></text:p>
      <text:p text:style-name="P10"><text:span text:style-name="T53">d</text:span><text:span text:style-name="T6">proc</text:span>= L/R<text:span text:style-name="T1">1 </text:span>+ L/R<text:span text:style-name="T1">2</text:span> + … + L/R<text:span text:style-name="T1">total-links</text:span> + d<text:span text:style-name="T1">1</text:span>/s<text:span text:style-name="T1">1</text:span> + d<text:span text:style-name="T1">2</text:span>/s<text:span text:style-name="T1">2</text:span> + … + d<text:span text:style-name="T1">(total-links)/</text:span>s<text:span text:style-name="T1">(total-links)</text:span> + (number of switches)*(d<text:span text:style-name="T1">proc)</text:span></text:p>
      <text:p text:style-name="P8"><text:span text:style-name="T1">----------------------------------------------------------------------------------------------------------------------------------------------------------------------------------------------------------------------------------------------</text:span><text:span text:style-name="T54"> Queue-Delay | all pack</text:span><text:span text:style-name="T55">ets have</text:span><text:span text:style-name="T54"> length L, Trans</text:span><text:span text:style-name="T55">mission</text:span><text:span text:style-name="T54"> Rate=R, x bits of the currently-</text:span><text:span text:style-name="T55">being-</text:span><text:span text:style-name="T54">trans</text:span><text:span text:style-name="T55">mitte</text:span><text:span text:style-name="T54">d </text:span><text:span text:style-name="T55">packet have </text:span><text:span text:style-name="T54">been trans</text:span><text:span text:style-name="T55">mit</text:span><text:span text:style-name="T54">t</text:span><text:span text:style-name="T55">e</text:span><text:span text:style-name="T54">d, </text:span><text:span text:style-name="T55">and</text:span><text:span text:style-name="T54"> n pack</text:span><text:span text:style-name="T55">ets are</text:span><text:span text:style-name="T54"> already in queue</text:span></text:p>
      <text:p text:style-name="P6"><text:span text:style-name="T13">Queueing delay =</text:span><text:span text:style-name="T16"> (nL + (L - x))/R</text:span></text:p>
      <text:p text:style-name="P19">---------------------------------------------------------------------------------------------------------------------------------------------------</text:p>
      <text:p text:style-name="P23">Throughput</text:p>
      <text:p text:style-name="P11">M <text:span text:style-name="T65">= (number of client server pairs). </text:span>R<text:span text:style-name="T1">s</text:span>, R<text:span text:style-name="T1">c</text:span>, and R are rates of the server links, client links and network link.</text:p>
      <text:p text:style-name="P11">If all other link have abundant capacity and there is no other traffic, </text:p>
      <text:p text:style-name="P11"><text:span text:style-name="T53">Throughput</text:span> = min{R<text:span text:style-name="T1">s</text:span>, R<text:span text:style-name="T1">c</text:span>, R/M}</text:p>
      <text:p text:style-name="P12">If – $M Paths between the server and the client. No two paths share any link. Path k(k=1,…,M) consists of N links with transmission rates R1k, R2k,…,Rnk. <text:span text:style-name="T68">(1)</text:span>Server can only use one path to send data to client. <text:span text:style-name="T68">(2)Server can use all M paths</text:span></text:p>
      <text:p text:style-name="P12"><text:span text:style-name="T68">(1)</text:span>Max throughput = max{min{R<text:span text:style-name="T1">1</text:span><text:span text:style-name="T47">1</text:span>, R<text:span text:style-name="T1">2</text:span><text:span text:style-name="T47">1</text:span>,…,R<text:span text:style-name="T1">N</text:span><text:span text:style-name="T47">1</text:span>},min{R<text:span text:style-name="T1">1</text:span><text:span text:style-name="T47">2</text:span>,R<text:span text:style-name="T1">2</text:span><text:span text:style-name="T47">2</text:span>,…, RN2},…,min{R<text:span text:style-name="T1">1</text:span><text:span text:style-name="T48">M</text:span><text:span text:style-name="T66">,R</text:span><text:span text:style-name="T8">2</text:span><text:span text:style-name="T48">M</text:span><text:span text:style-name="T66">, … , R</text:span><text:span text:style-name="T8">N</text:span><text:span text:style-name="T48">M</text:span><text:span text:style-name="T67">}}</text:span></text:p>
      <text:p text:style-name="P21"><text:span text:style-name="T66">(</text:span>2)Max<text:span text:style-name="T61"> </text:span>throughput= summation(k=1→M) min{ <text:span text:style-name="T70">R</text:span><text:span text:style-name="T9">1</text:span><text:span text:style-name="T49">k</text:span><text:span text:style-name="T70">, R</text:span><text:span text:style-name="T9">2</text:span><text:span text:style-name="T49">k</text:span><text:span text:style-name="T70">,…,R</text:span><text:span text:style-name="T9">N</text:span><text:span text:style-name="T49">k</text:span><text:span text:style-name="T69">}</text:span></text:p>
      <text:p text:style-name="P11">---------------------------------------------------------------------------------------------------------------------------------------------------</text:p>
      <text:p text:style-name="P24">Bandwidth delay &amp; Bit Width</text:p>
      <text:p text:style-name="P13">Calculate bandwidth-delay product, R*d<text:span text:style-name="T10">prop</text:span> | R=(X)Mbps=X*(1e+6) delay = X<text:span text:style-name="T53">bits</text:span></text:p>
      <text:p text:style-name="P14">If a file is sent continuously as one large message the maximum number of bits that will be in link=R*d<text:span text:style-name="T1">prop</text:span></text:p>
      <text:p text:style-name="P15">Bandwidth-delay product of a link is the the maximum number of bits that can be in the link.</text:p>
      <text:p text:style-name="P15">Width of a bit(meters) <text:span text:style-name="T71">in the link</text:span> = <text:span text:style-name="T71">length of the link/bandwidth-delay product</text:span></text:p>
      <text:p text:style-name="P16">width of bit when (s=prop speed, R = trans. Rate) = s/R</text:p>
      <text:p text:style-name="P20">-x=photoSize, min value of x for microwave link to be cont. Transm. ,(R=Mbps) | (R*10<text:span text:style-name="T47">6</text:span>)(interval between photo) = X bits </text:p>
      <text:p text:style-name="P17">----------<text:tab/></text:p>
      <text:p text:style-name="P9">Packet Travel Through switches to destination</text:p>
      <text:p text:style-name="P25"><text:span text:style-name="T22">(hop occurs when a packet is passed from one network segment to the next.)<text:tab/><text:tab/><text:tab/><text:tab/><text:tab/> <text:s text:c="7"/></text:span><text:span text:style-name="T23">($1)</text:span>Time from source to first packet = ($s = (#.#) * 10<text:span text:style-name="T47">k</text:span><text:span text:style-name="T21">)</text:span>*/(link speed Mbps <text:span text:style-name="T72">= (#.#) * 10</text:span><text:span text:style-name="T50">k</text:span>)<text:span text:style-name="T73">= Z </text:span><text:span text:style-name="T76">m</text:span><text:span text:style-name="T73">sec <text:s text:c="93"/></text:span><text:span text:style-name="T76">($2)</text:span><text:span text:style-name="T73">Time from source host to destination host with store-&amp;-forward switching = </text:span><text:span text:style-name="T56">(</text:span><text:span text:style-name="T57">Z secs</text:span><text:span text:style-name="T56">)</text:span><text:span text:style-name="T57"> * </text:span><text:span text:style-name="T56">(</text:span><text:span text:style-name="T57">X hops</text:span><text:span text:style-name="T56">) = Y </text:span><text:span text:style-name="T58">m</text:span><text:span text:style-name="T56">sec</text:span><text:span text:style-name="T74"> <text:s text:c="46"/>-</text:span><text:span text:style-name="T75">if each pack is 10,000 bits long how long does it take to move the first packet from source host to first switch if link is 2Mbps. (1*10</text:span><text:span text:style-name="T51">4</text:span><text:span text:style-name="T34">)/(2*10</text:span><text:span text:style-name="T51">6</text:span><text:span text:style-name="T34">)</text:span><text:span text:style-name="T35">=5msec. </text:span><text:span text:style-name="T36">Second packet would be 2 * 5msec = 10msec </text:span><text:span text:style-name="T37"><text:s text:c="86"/></text:span><text:span text:style-name="T38">Time for file source → destination with message sementation = </text:span><text:span text:style-name="T39">($2)+((N</text:span><text:span text:style-name="T52">th</text:span><text:span text:style-name="T39"> packet received)*($1)) <text:s text:c="51"/></text:span><text:span text:style-name="T40">(Pro)Message segmentation→errors aren’t tolerated→huge packet is retransmitted. (Con) Smaller packets wait in queue <text:s text:c="3"/>--------------------------------------------------------------------------------------------------------------------------------------------------</text:span></text:p>
      <text:p text:style-name="P27"><text:span text:style-name="T41"><text:tab/><text:tab/><text:tab/><text:tab/><text:tab/><text:tab/><text:tab/>HTTP <text:s/><text:tab/><text:tab/><text:tab/><text:tab/><text:tab/> <text:s text:c="40"/></text:span><text:span text:style-name="T24">Persistent→ forces requests and responses over one TCP connection</text:span><text:span text:style-name="T25"> | Non-Persistent→ sent over separate TCP connects. </text:span><text:span text:style-name="T26">Dat</text:span><text:span text:style-name="T27">e</text:span><text:span text:style-name="T26"> header→ object modification details. | <text:s/></text:span><text:span text:style-name="T28">First (X) bytes of document being returned→ chars following blank &lt;cr&gt;&lt;lf&gt; </text:span><text:span text:style-name="T29">Time taken for DNS look up + establish TCP connection + send&amp;receive object → 2RTT</text:span><text:span text:style-name="T11">0</text:span><text:span text:style-name="T29"> + (RTT</text:span><text:span text:style-name="T11">1</text:span><text:span text:style-name="T29"> + RTT</text:span><text:span text:style-name="T11">2</text:span><text:span text:style-name="T29"> + … + RTT</text:span><text:span text:style-name="T11">n</text:span><text:span text:style-name="T29">)<text:tab/><text:tab/><text:tab/><text:tab/><text:tab/><text:tab/><text:tab/><text:tab/><text:tab/><text:tab/><text:tab/><text:tab/>---------------------------------------------------------------------------------------------------------------------------------------<text:tab/><text:tab/><text:tab/><text:tab/><text:tab/><text:tab/><text:tab/></text:span><text:span text:style-name="T42">Caching</text:span><text:span text:style-name="T29"><text:tab/><text:tab/><text:tab/><text:tab/><text:tab/><text:tab/> <text:s text:c="8"/><text:tab/><text:tab/><text:tab/><text:tab/> <text:s text:c="8"/></text:span><text:span text:style-name="T31">t</text:span><text:span text:style-name="T29">otal caching delay = Internet delay + access delay + LAN delay<text:tab/><text:tab/><text:tab/><text:tab/><text:tab/><text:tab/> <text:s text:c="6"/>access link utilization, delay with cache - </text:span><text:span text:style-name="T32">(.</text:span><text:span text:style-name="T33">x</text:span><text:span text:style-name="T32">(percentage of requests satisfied @ orig)</text:span><text:span text:style-name="T29"> * (Mbps)/(Access link Mbps)</text:span></text:p>
      <text:p text:style-name="P40"><text:span text:style-name="T59">DNS </text:span><text:span text:style-name="T63"><text:tab/><text:tab/><text:tab/><text:tab/><text:tab/><text:tab/><text:tab/><text:tab/><text:tab/><text:tab/><text:tab/><text:tab/><text:tab/> <text:s text:c="7"/></text:span>DNS name resolution: requesting host(1)→ ←(8)local DNS serv(2)→←(7)root DNS(3)→←(6)TLD DNS(4)→←(5)Authoritative DNS(dns.cs.umass.edu – gaia.cs.umass.edu) </text:p>
      <text:p text:style-name="P26"><text:span text:style-name="T29"/></text:p>
      <text:p text:style-name="P26"><text:span text:style-name="T29"/></text:p>
      <text:p text:style-name="P43"><text:soft-page-break/><text:span text:style-name="T43">C</text:span><text:span text:style-name="T13">lient Server | P2P</text:span></text:p>
      <text:p text:style-name="P41"><text:span text:style-name="T16">u</text:span><text:span text:style-name="T6">i</text:span><text:span text:style-name="T13">: peer I upload capacity </text:span><text:span text:style-name="T44">| </text:span><text:span text:style-name="T18">d</text:span><text:span text:style-name="T7">i</text:span><text:span text:style-name="T18">:</text:span><text:span text:style-name="T44"> peer I download capacity | </text:span><text:span text:style-name="T18">u</text:span><text:span text:style-name="T7">s</text:span><text:span text:style-name="T18">:</text:span><text:span text:style-name="T44"> server upload capacity | Time to send one copy: F/u</text:span><text:span text:style-name="T12">s</text:span><text:span text:style-name="T44"> <text:tab/> <text:s text:c="8"/>Time to send N Copies NF/u</text:span><text:span text:style-name="T12">s</text:span><text:span text:style-name="T44"> | d</text:span><text:span text:style-name="T12">min</text:span><text:span text:style-name="T44"> : min client download rate | max client download time: F/d</text:span><text:span text:style-name="T12">min</text:span><text:span text:style-name="T44"> <text:s text:c="37"/></text:span><text:span text:style-name="T13">Time to distribute F</text:span><text:span text:style-name="T44">(file size)</text:span><text:span text:style-name="T13"> to N clients using cli-serv approach: D</text:span><text:span text:style-name="T1">c-s</text:span><text:span text:style-name="T13">&gt;=max{NF/u</text:span><text:span text:style-name="T1">s</text:span><text:span text:style-name="T13">,F/d</text:span><text:span text:style-name="T1">min</text:span><text:span text:style-name="T13">} | <text:tab/><text:tab/><text:tab/><text:tab/> <text:s text:c="9"/>Time to distribute F</text:span><text:span text:style-name="T44">(file size)</text:span><text:span text:style-name="T13"> to N clients using P2P approach: D</text:span><text:span text:style-name="T1">P2P</text:span><text:span text:style-name="T13">&gt;=max{F/U</text:span><text:span text:style-name="T1">s</text:span><text:span text:style-name="T13">,F/d</text:span><text:span text:style-name="T1">min</text:span><text:span text:style-name="T13">,NF/(u</text:span><text:span text:style-name="T1">s</text:span><text:span text:style-name="T13"> + summation(u</text:span><text:span text:style-name="T1">i</text:span><text:span text:style-name="T13">)}</text:span></text:p>
      <text:p text:style-name="P26"><text:span text:style-name="T29">--</text:span><text:span text:style-name="T30">HW2</text:span></text:p>
      <text:p text:style-name="P39">TCP handshakes, TCP closing a connection, </text:p>
      <text:p text:style-name="P39"/>
      <text:p text:style-name="P39"/>
      <text:p text:style-name="P39"/>
      <text:p text:style-name="P39"/>
      <text:p text:style-name="P29"/>
      <text:p text:style-name="P36">rdt_send()(data)→rdt send side(pack)→udt_send()→ |unreliable channel| →pac)rdt rec side→rdt_rcv()→ deliver_data() <text:tab/><text:tab/><text:tab/><text:tab/><text:tab/><text:tab/><text:tab/><text:tab/><text:tab/><text:tab/> <text:s text:c="24"/>(utilization)fraction of time sender busy sending – (L/R)/(RTT + L/R)<text:tab/><text:tab/><text:tab/><text:tab/><text:tab/><text:tab/><text:tab/> <text:span text:style-name="T62">Cookies<text:tab/><text:tab/><text:tab/><text:tab/><text:tab/><text:tab/><text:tab/><text:tab/><text:tab/><text:tab/><text:tab/> <text:s text:c="6"/></text:span><text:span text:style-name="T77">Keep state at sender/receiver over multiple transactions</text:span></text:p>
      <text:p text:style-name="P37"/>
      <text:p text:style-name="P38"/>
      <text:p text:style-name="P38"/>
      <text:p text:style-name="P30">Chapter 3 slides</text:p>
      <text:p text:style-name="P28">TCP close→ client.close()→FINbit=1, seq=x→ ACKbit ???</text:p>
      <text:p text:style-name="P31">Congestion scenarios</text:p>
      <text:p text:style-name="P32">TCP switching from slow start to CA</text:p>
      <text:p text:style-name="P33">Cookies</text:p>
      <text:p text:style-name="P33">Cache- at least 1 problem, how to calculate total delay (slides link 2-41)</text:p>
      <text:p text:style-name="P33">Be very familiar with SMTP</text:p>
      <text:p text:style-name="P34">be given wireshark info and you have to differentiate which part of the packet is tcp and which part is UDP</text:p>
      <text:p text:style-name="P35">FS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nux Libertine" svg:font-family="'Linux Libertine'" style:font-family-generic="roman" style:font-pitch="variable"/>
    <style:font-face style:name="Linux Biolinum" svg:font-family="'Linux Biolinum'" style:font-family-generic="swiss" style:font-pitch="variable"/>
    <style:font-face style:name="FreeSans" svg:font-family="FreeSans" style:font-family-generic="system" style:font-pitch="variable"/>
    <style:font-face style:name="Linux Biolinum1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nux Libertine" fo:font-size="12pt" fo:language="en" fo:country="US" style:letter-kerning="true" style:font-name-asian="Linux Biolinum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nux Libertine" fo:font-size="12pt" fo:language="en" fo:country="US" style:letter-kerning="true" style:font-name-asian="Linux Biolinum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nux Biolinum" fo:font-family="'Linux Biolinum'" style:font-family-generic="swiss" style:font-pitch="variable" fo:font-size="14pt" style:font-name-asian="Linux Biolinum1" style:font-family-asian="'Linux Biolinum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6T12:40:34.185926332</meta:creation-date>
    <dc:date>2020-10-08T10:34:08.239708825</dc:date>
    <meta:editing-duration>PT5H7M1S</meta:editing-duration>
    <meta:editing-cycles>32</meta:editing-cycles>
    <meta:generator>LibreOffice/7.0.1.2$Linux_X86_64 LibreOffice_project/00$Build-2</meta:generator>
    <meta:document-statistic meta:table-count="0" meta:image-count="0" meta:object-count="0" meta:page-count="2" meta:paragraph-count="48" meta:word-count="767" meta:character-count="6268" meta:non-whitespace-character-count="4956"/>
  </office:meta>
</office:document-meta>
</file>